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presentation="urn:oasis:names:tc:opendocument:xmlns:presentation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Courier 10 Pitch" style:font-adornments="Regular" style:font-pitch="fixed" svg:font-family="'Courier 10 Pitch'"/>
    <style:font-face style:name="Arial" style:font-pitch="variable" style:font-family-generic="swiss" svg:font-family="Arial"/>
    <style:font-face style:name="DejaVu Sans" style:font-pitch="variable" style:font-family-generic="swiss" svg:font-family="'DejaVu Sans'"/>
    <style:font-face style:name="Trebuchet MS" style:font-pitch="variable" style:font-family-generic="swiss" svg:font-family="'Trebuchet MS'"/>
    <style:font-face style:name="DejaVu Sans1" style:font-pitch="variable" style:font-family-generic="system" svg:font-family="'DejaVu Sans'"/>
    <style:font-face style:name="Tahoma" style:font-pitch="variable" style:font-family-generic="system" svg:font-family="Tahoma"/>
  </office:font-face-decls>
  <office:automatic-styles>
    <style:style style:name="co1" style:family="table-column">
      <style:table-column-properties style:column-width="0.5925in" fo:break-before="auto"/>
    </style:style>
    <style:style style:name="co2" style:family="table-column">
      <style:table-column-properties style:column-width="0.8839in" fo:break-before="auto"/>
    </style:style>
    <style:style style:name="co3" style:family="table-column">
      <style:table-column-properties style:column-width="0.6791in" fo:break-before="auto"/>
    </style:style>
    <style:style style:name="co4" style:family="table-column">
      <style:table-column-properties style:column-width="1.5417in" fo:break-before="auto"/>
    </style:style>
    <style:style style:name="co5" style:family="table-column">
      <style:table-column-properties style:column-width="1.5736in" fo:break-before="auto"/>
    </style:style>
    <style:style style:name="co6" style:family="table-column">
      <style:table-column-properties style:column-width="1.1638in" fo:break-before="auto"/>
    </style:style>
    <style:style style:name="co7" style:family="table-column">
      <style:table-column-properties style:column-width="0.6354in" fo:break-before="auto"/>
    </style:style>
    <style:style style:name="co8" style:family="table-column">
      <style:table-column-properties style:column-width="0.8083in" fo:break-before="auto"/>
    </style:style>
    <style:style style:name="co9" style:family="table-column">
      <style:table-column-properties style:column-width="0.7654in" fo:break-before="auto"/>
    </style:style>
    <style:style style:name="co10" style:family="table-column">
      <style:table-column-properties style:column-width="0.2366in" fo:break-before="auto"/>
    </style:style>
    <style:style style:name="co11" style:family="table-column">
      <style:table-column-properties style:column-width="0.3016in" fo:break-before="auto"/>
    </style:style>
    <style:style style:name="co12" style:family="table-column">
      <style:table-column-properties style:column-width="0.8925in" fo:break-before="auto"/>
    </style:style>
    <style:style style:name="ro1" style:family="table-row">
      <style:table-row-properties style:use-optimal-row-height="true" style:row-height="0.2126in" fo:break-before="auto"/>
    </style:style>
    <style:style style:name="ro2" style:family="table-row">
      <style:table-row-properties style:use-optimal-row-height="true" style:row-height="0.178in" fo:break-before="auto"/>
    </style:style>
    <style:style style:name="ro3" style:family="table-row">
      <style:table-row-properties style:use-optimal-row-height="true" style:row-height="0.1791in" fo:break-before="auto"/>
    </style:style>
    <style:style style:name="ta1" style:family="table" style:master-page-name="Report">
      <style:table-properties style:writing-mode="lr-tb" table:display="true"/>
    </style:style>
    <style:style style:name="ta2" style:family="table" style:master-page-name="Default">
      <style:table-properties style:writing-mode="lr-tb" table:display="true"/>
    </style:style>
    <style:style style:name="ce1" style:parent-style-name="Ruby_20_Literal" style:family="table-cell">
      <style:text-properties style:text-overline-mode="continuous" fo:country="US" style:country-asian="none" fo:font-size="12pt" fo:font-weight="normal" fo:text-shadow="none" style:font-name-asian="DejaVu Sans1" style:font-style-asian="normal" style:font-name-complex="Trebuchet MS" style:text-overline-style="none" style:text-outline="false" style:font-size-asian="6.80000019073486pt" fo:language="en" style:text-emphasize="none" style:font-style-complex="normal" style:text-line-through-style="none" style:font-weight-complex="normal" style:font-weight-asian="normal" style:font-relief="none" style:font-size-complex="6.80000019073486pt" style:language-asian="zxx" style:text-underline-mode="continuous" style:country-complex="US" fo:font-style="normal" style:text-line-through-mode="continuous" style:text-overline-color="font-color" style:text-underline-style="none" style:language-complex="en"/>
    </style:style>
    <style:style style:name="ce2" style:parent-style-name="Default" style:family="table-cell">
      <style:table-cell-properties fo:border="0.0008in solid #000000"/>
      <style:text-properties fo:font-weight="bold" style:font-weight-complex="bold" style:font-weight-asian="bold"/>
    </style:style>
    <style:style style:name="ce3" style:parent-style-name="Ruby_20_Code" style:family="table-cell">
      <style:table-cell-properties fo:border="none"/>
    </style:style>
    <style:style style:name="ce4" style:parent-style-name="Ruby_20_Value" style:family="table-cell">
      <style:table-cell-properties fo:border="none"/>
    </style:style>
    <style:style style:name="ce5" style:parent-style-name="Default" style:family="table-cell">
      <style:text-properties fo:font-weight="bold" style:font-weight-complex="bold" style:font-weight-asian="bold"/>
    </style:style>
    <style:style style:name="ce6" style:parent-style-name="Default" style:family="table-cell">
      <style:table-cell-properties fo:border="none"/>
    </style:style>
    <style:style style:name="ce7" style:parent-style-name="Default" style:family="table-cell" style:data-style-name="N5104"/>
    <style:style style:name="ce8" style:parent-style-name="Default" style:family="table-cell" style:data-style-name="N5104">
      <style:table-cell-properties fo:border="0.0008in solid #000000"/>
      <style:text-properties fo:font-weight="bold" style:font-weight-complex="bold" style:font-weight-asian="bold"/>
    </style:style>
    <style:style style:name="ce9" style:parent-style-name="Ruby_20_Literal" style:family="table-cell">
      <style:table-cell-properties fo:border="none"/>
    </style:style>
    <style:style style:name="ce10" style:parent-style-name="Ruby_20_Literal" style:family="table-cell">
      <style:text-properties style:font-name-asian="DejaVu Sans1" style:font-name-complex="DejaVu Sans1" style:font-name="DejaVu Sans"/>
    </style:style>
    <style:style style:name="ta_extref" style:family="table">
      <style:table-properties table:display="false"/>
    </style:style>
  </office:automatic-styles>
  <office:body>
    <office:spreadsheet>
      <table:table table:name="Sheet1" table:print="fal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Emphasis" office:value-type="string">
            <text:p>CRONOLOGICO ORDINI A FORNITORI 2010</text:p>
          </table:table-cell>
          <table:table-cell table:number-columns-repeated="4" table:style-name="ce5"/>
          <table:table-cell table:style-name="ce7"/>
          <table:table-cell table:style-name="ce5"/>
          <table:table-cell table:number-columns-repeated="4" table:style-name="Default"/>
        </table:table-row>
        <table:table-row table:style-name="ro2">
          <table:table-cell table:number-columns-repeated="11" table:style-name="Default"/>
        </table:table-row>
        <table:table-row table:style-name="ro2">
          <table:table-cell office:value-type="string" table:style-name="ce2">
            <text:p>n.ord</text:p>
          </table:table-cell>
          <table:table-cell office:value-type="string" table:style-name="ce2">
            <text:p>data</text:p>
          </table:table-cell>
          <table:table-cell office:value-type="string" table:style-name="ce2">
            <text:p>job nr.</text:p>
          </table:table-cell>
          <table:table-cell office:value-type="string" table:style-name="ce2">
            <text:p>fornitore</text:p>
          </table:table-cell>
          <table:table-cell office:value-type="string" table:style-name="ce2">
            <text:p>oggetto</text:p>
          </table:table-cell>
          <table:table-cell office:value-type="string" table:style-name="ce8">
            <text:p>importo</text:p>
          </table:table-cell>
          <table:table-cell office:value-type="string" table:style-name="ce2">
            <text:p>IVA</text:p>
          </table:table-cell>
          <table:table-cell office:value-type="string" table:style-name="ce2">
            <text:p>totale</text:p>
          </table:table-cell>
          <table:table-cell office:value-type="string" table:style-name="ce2">
            <text:p>scad</text:p>
          </table:table-cell>
          <table:table-cell office:value-type="string" table:style-name="ce2">
            <text:p>P</text:p>
          </table:table-cell>
          <table:table-cell office:value-type="string" table:style-name="ce2">
            <text:p>FT</text:p>
          </table:table-cell>
        </table:table-row>
        <table:table-row table:style-name="ro3">
          <table:table-cell table:style-name="Default" office:value-type="string">
            <text:p>1/2010</text:p>
          </table:table-cell>
          <table:table-cell table:style-name="Default" office:value-type="string">
            <text:p>29/01/2010</text:p>
          </table:table-cell>
          <table:table-cell table:style-name="Default" office:value-type="string">
            <text:p>3/2010</text:p>
          </table:table-cell>
          <table:table-cell table:style-name="Default" office:value-type="string">
            <text:p>PUBBLICITA' IN</text:p>
          </table:table-cell>
          <table:table-cell table:style-name="Default" office:value-type="string">
            <text:p>11</text:p>
          </table:table-cell>
          <table:table-cell table:style-name="Moneta" office:value-type="string">
            <text:p>€1,0000</text:p>
          </table:table-cell>
          <table:table-cell table:style-name="Moneta" office:value-type="string">
            <text:p>€0,55</text:p>
          </table:table-cell>
          <table:table-cell table:style-name="Moneta" office:value-type="string">
            <text:p>€1,5500</text:p>
          </table:table-cell>
          <table:table-cell table:style-name="Default" office:value-type="string">
            <text:p>22/02/2010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</table:table-row>
        <table:table-row table:style-name="ro3">
          <table:table-cell table:style-name="Default" office:value-type="string">
            <text:p>2/2010</text:p>
          </table:table-cell>
          <table:table-cell table:style-name="Default" office:value-type="string">
            <text:p>29/01/2010</text:p>
          </table:table-cell>
          <table:table-cell table:style-name="Default" office:value-type="string">
            <text:p>3/2010</text:p>
          </table:table-cell>
          <table:table-cell table:style-name="Default" office:value-type="string">
            <text:p>PUBBLICITA' IN</text:p>
          </table:table-cell>
          <table:table-cell table:style-name="Default" office:value-type="string">
            <text:p>AAA</text:p>
          </table:table-cell>
          <table:table-cell table:style-name="Moneta" office:value-type="string">
            <text:p>€0,0000</text:p>
          </table:table-cell>
          <table:table-cell table:style-name="Moneta" office:value-type="string">
            <text:p>€0,00</text:p>
          </table:table-cell>
          <table:table-cell table:style-name="Moneta" office:value-type="string">
            <text:p>€0,0000</text:p>
          </table:table-cell>
          <table:table-cell table:style-name="Default" office:value-type="string">
            <text:p>23/11/2010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</table:table-row>
        <table:table-row table:style-name="ro3">
          <table:table-cell table:style-name="Default" office:value-type="string">
            <text:p>3/2010</text:p>
          </table:table-cell>
          <table:table-cell table:style-name="Default" office:value-type="string">
            <text:p>18/02/2010</text:p>
          </table:table-cell>
          <table:table-cell table:style-name="Default" office:value-type="string">
            <text:p>25/2010</text:p>
          </table:table-cell>
          <table:table-cell table:style-name="Default" office:value-type="string">
            <text:p>PUBBLICITA' IN</text:p>
          </table:table-cell>
          <table:table-cell table:style-name="Default" office:value-type="string">
            <text:p>aa</text:p>
          </table:table-cell>
          <table:table-cell table:style-name="Moneta" office:value-type="string">
            <text:p>€146,6400</text:p>
          </table:table-cell>
          <table:table-cell table:style-name="Moneta" office:value-type="string">
            <text:p/>
          </table:table-cell>
          <table:table-cell table:style-name="Moneta" office:value-type="string">
            <text:p>€146,6400</text:p>
          </table:table-cell>
          <table:table-cell table:style-name="Default" office:value-type="string">
            <text:p>22/02/2010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</table:table-row>
        <table:table-row table:style-name="ro3">
          <table:table-cell table:style-name="Default" office:value-type="string">
            <text:p>4/2010</text:p>
          </table:table-cell>
          <table:table-cell table:style-name="Default" office:value-type="string">
            <text:p>19/02/2010</text:p>
          </table:table-cell>
          <table:table-cell table:style-name="Default" office:value-type="string">
            <text:p>15/2010</text:p>
          </table:table-cell>
          <table:table-cell table:style-name="Default" office:value-type="string">
            <text:p>Top Consulting &amp; Service srl</text:p>
          </table:table-cell>
          <table:table-cell table:style-name="Default" office:value-type="string">
            <text:p>aa</text:p>
          </table:table-cell>
          <table:table-cell table:style-name="Moneta" office:value-type="string">
            <text:p>€10.500,0000</text:p>
          </table:table-cell>
          <table:table-cell table:style-name="Moneta" office:value-type="string">
            <text:p/>
          </table:table-cell>
          <table:table-cell table:style-name="Moneta" office:value-type="string">
            <text:p>€10.500,0000</text:p>
          </table:table-cell>
          <table:table-cell table:style-name="Default" office:value-type="string">
            <text:p>22/02/2010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S</text:p>
          </table:table-cell>
        </table:table-row>
        <table:table-row table:style-name="ro3">
          <table:table-cell table:style-name="Default" office:value-type="string">
            <text:p>5/2010</text:p>
          </table:table-cell>
          <table:table-cell table:style-name="Default" office:value-type="string">
            <text:p>19/02/2010</text:p>
          </table:table-cell>
          <table:table-cell table:style-name="Default" office:value-type="string">
            <text:p>21/2010</text:p>
          </table:table-cell>
          <table:table-cell table:style-name="Default" office:value-type="string">
            <text:p>Top Consulting &amp; Service srl</text:p>
          </table:table-cell>
          <table:table-cell table:style-name="Default" office:value-type="string">
            <text:p>123</text:p>
          </table:table-cell>
          <table:table-cell table:style-name="Moneta" office:value-type="string">
            <text:p>€1,0000</text:p>
          </table:table-cell>
          <table:table-cell table:style-name="Moneta" office:value-type="string">
            <text:p/>
          </table:table-cell>
          <table:table-cell table:style-name="Moneta" office:value-type="string">
            <text:p>€1,0000</text:p>
          </table:table-cell>
          <table:table-cell table:style-name="Default" office:value-type="string">
            <text:p>22/02/2010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S</text:p>
          </table:table-cell>
        </table:table-row>
        <table:table-row table:style-name="ro3">
          <table:table-cell table:style-name="Default" office:value-type="string">
            <text:p>6/2010</text:p>
          </table:table-cell>
          <table:table-cell table:style-name="Default" office:value-type="string">
            <text:p>19/02/2010</text:p>
          </table:table-cell>
          <table:table-cell table:style-name="Default" office:value-type="string">
            <text:p>21/2010</text:p>
          </table:table-cell>
          <table:table-cell table:style-name="Default" office:value-type="string">
            <text:p>ARCUS 2000 SRL</text:p>
          </table:table-cell>
          <table:table-cell table:style-name="Default" office:value-type="string">
            <text:p>rova Ordine</text:p>
          </table:table-cell>
          <table:table-cell table:style-name="Moneta" office:value-type="string">
            <text:p>€1,0000</text:p>
          </table:table-cell>
          <table:table-cell table:style-name="Moneta" office:value-type="string">
            <text:p/>
          </table:table-cell>
          <table:table-cell table:style-name="Moneta" office:value-type="string">
            <text:p>€1,0000</text:p>
          </table:table-cell>
          <table:table-cell table:style-name="Default" office:value-type="string">
            <text:p>22/02/2010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</table:table-row>
        <table:table-row table:style-name="ro3">
          <table:table-cell table:style-name="Default" office:value-type="string">
            <text:p>7/2010</text:p>
          </table:table-cell>
          <table:table-cell table:style-name="Default" office:value-type="string">
            <text:p>22/02/2010</text:p>
          </table:table-cell>
          <table:table-cell table:style-name="Default" office:value-type="string">
            <text:p>9/2010</text:p>
          </table:table-cell>
          <table:table-cell table:style-name="Default" office:value-type="string">
            <text:p>WHIMPRINT</text:p>
          </table:table-cell>
          <table:table-cell table:style-name="Default" office:value-type="string">
            <text:p>Pipo</text:p>
          </table:table-cell>
          <table:table-cell table:style-name="Moneta" office:value-type="string">
            <text:p>€6.860,0000</text:p>
          </table:table-cell>
          <table:table-cell table:style-name="Moneta" office:value-type="string">
            <text:p/>
          </table:table-cell>
          <table:table-cell table:style-name="Moneta" office:value-type="string">
            <text:p>€6.860,0000</text:p>
          </table:table-cell>
          <table:table-cell table:style-name="Default" office:value-type="string">
            <text:p>22/02/2010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</table:table-row>
        <table:table-row table:style-name="ro2">
          <table:table-cell table:number-columns-repeated="5" table:style-name="Default"/>
          <table:table-cell table:style-name="Default"/>
          <table:table-cell table:number-columns-repeated="5" table:style-name="Default"/>
        </table:table-row>
        <table:table-row table:style-name="ro3">
          <table:table-cell table:number-columns-repeated="4" table:style-name="Default"/>
          <table:table-cell office:value-type="string" table:style-name="ce5">
            <text:p>TOTALI</text:p>
          </table:table-cell>
          <table:table-cell table:style-name="Moneta" office:value-type="string">
            <text:p>€17.509,6400</text:p>
          </table:table-cell>
          <table:table-cell table:style-name="Moneta" office:value-type="string">
            <text:p>€0,5500</text:p>
          </table:table-cell>
          <table:table-cell table:style-name="Moneta" office:value-type="string">
            <text:p>€17.510,1900</text:p>
          </table:table-cell>
          <table:table-cell table:number-columns-repeated="3" table:style-name="Default"/>
        </table:table-row>
        <table:table-row table:number-rows-repeated="1048567" table:style-name="ro3">
          <table:table-cell table:number-columns-repeated="11" table:style-name="Default"/>
        </table:table-row>
        <table:table-row table:style-name="ro3">
          <table:table-cell table:number-columns-repeated="11" table:style-name="Default"/>
        </table:table-row>
      </table:table>
      <table:table table:name="Sheet2" table:print="false" table:style-name="ta2">
        <table:table-column table:style-name="co12" table:default-cell-style-name="Default"/>
        <table:table-row table:style-name="ro2">
          <table:table-cell table:style-name="Default"/>
        </table:table-row>
      </table:table>
      <table:table table:name="Sheet3" table:print="false" table:style-name="ta2">
        <table:table-column table:style-name="co12" table:default-cell-style-name="Default"/>
        <table:table-row table:style-name="ro2"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10 Pitch" svg:font-family="'Courier 10 Pitch'" style:font-adornments="Regular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DejaVu Sans" fo:language="en" fo:country="AU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17P0"/>
    </number:currency-style>
    <number:date-style style:name="N118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  <number:text>,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5105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5105" number:language="it" number:country="IT"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5105P0"/>
    </number:currency-style>
    <number:currency-style style:name="N120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20P0"/>
    </number:currency-style>
    <number:currency-style style:name="N12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2P0"/>
    </number:currency-style>
    <number:currency-style style:name="N5104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5104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5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uby_20_Code" style:display-name="Ruby Code" style:family="table-cell" style:parent-style-name="Default">
      <style:text-properties fo:color="#800000" style:font-name="Courier 10 Pitch"/>
    </style:style>
    <style:style style:name="Ruby_20_Value" style:display-name="Ruby Value" style:family="table-cell" style:parent-style-name="Ruby_20_Code">
      <style:text-properties fo:color="#355e00"/>
    </style:style>
    <style:style style:name="Ruby_20_Literal" style:display-name="Ruby Literal" style:family="table-cell" style:parent-style-name="Default">
      <style:table-cell-properties fo:background-color="transparent" fo:padding-bottom="0.0193in" fo:padding-left="0.0138in" fo:padding-right="0.0138in" fo:padding-top="0.0193in"/>
      <style:text-properties fo:color="#280099"/>
    </style:style>
    <style:style style:name="Emphasis" style:family="table-cell" style:parent-style-name="Default">
      <style:table-cell-properties fo:background-color="transparent" fo:padding-bottom="0.0193in" fo:padding-left="0.0138in" fo:padding-right="0.0138in" fo:padding-top="0.0193in"/>
      <style:text-properties fo:font-weight="bold"/>
    </style:style>
    <style:style style:name="DateTimeFormat" style:family="table-cell" style:parent-style-name="Default" style:data-style-name="N118">
      <style:table-cell-properties style:text-align-source="fix" style:repeat-content="false" fo:background-color="transparent"/>
      <style:paragraph-properties fo:text-align="start"/>
      <style:text-properties fo:font-style="oblique"/>
    </style:style>
    <style:style style:name="Ruby_20_Block" style:display-name="Ruby Block" style:family="table-cell" style:parent-style-name="Ruby_20_Code">
      <style:table-cell-properties fo:background-color="#ffd320"/>
    </style:style>
    <style:style style:name="Moneta" style:family="table-cell" style:parent-style-name="Default" style:data-style-name="N5105">
      <style:table-cell-properties style:text-align-source="fix" style:repeat-content="false"/>
      <style:paragraph-properties fo:text-align="end"/>
    </style:style>
  </office:styles>
  <office:automatic-styles>
    <style:page-layout style:name="Mpm1">
      <style:page-layout-properties fo:page-width="11.6925in" fo:page-height="8.2673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heet-name>???</text:sheet-name> (<text:title>???</text:title>)</text:p>
        </style:region-left>
        <style:region-right>
          <text:p><text:date style:data-style-name="N2" text:date-value="2010-03-05">03/05/2010</text:date>, <text:time>15:06:22</text:time></text:p>
        </style:region-right>
      </style:header>
      <style:header-left style:display="false"/>
      <style:footer style:display="false"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david</meta:initial-creator>
    <meta:creation-date>2007-07-19T21:20:20</meta:creation-date>
    <dc:creator>Andrea Batazzi</dc:creator>
    <dc:date>2010-03-05T15:06:22</dc:date>
    <dc:language>en-AU</dc:language>
    <meta:editing-cycles>98</meta:editing-cycles>
    <meta:editing-duration>PT10H30M35S</meta:editing-duration>
    <meta:document-statistic meta:table-count="3" meta:cell-count="29" meta:object-count="0"/>
    <meta:user-defined meta:name="Info 1"/>
    <meta:user-defined meta:name="Info 2"/>
    <meta:user-defined meta:name="Info 3"/>
    <meta:user-defined meta:name="Info 4"/>
  </office:meta>
</office:document-meta>
</file>